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e2f" officeooo:paragraph-rsid="0008ee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numpy as np</text:p>
      <text:p text:style-name="P1">from random import shuffle</text:p>
      <text:p text:style-name="P1">from numpy.linalg import inv</text:p>
      <text:p text:style-name="P1">import math</text:p>
      <text:p text:style-name="P1"/>
      <text:p text:style-name="P1">def classify(d1, d2, d3):</text:p>
      <text:p text:style-name="P1"><text:s text:c="4"/>dk = max(d1, d2, d3)</text:p>
      <text:p text:style-name="P1"><text:s text:c="4"/>if d1 == dk:</text:p>
      <text:p text:style-name="P1"><text:s text:c="8"/>groupNum = 1</text:p>
      <text:p text:style-name="P1"><text:s text:c="4"/>elif d2 == dk:</text:p>
      <text:p text:style-name="P1"><text:s text:c="8"/>groupNum = 2</text:p>
      <text:p text:style-name="P1"><text:s text:c="4"/>else:</text:p>
      <text:p text:style-name="P1"><text:s text:c="8"/>groupNum = 3</text:p>
      <text:p text:style-name="P1"><text:s text:c="4"/>return groupNum</text:p>
      <text:p text:style-name="P1"/>
      <text:p text:style-name="P1">def discriminantScore(mean, pooledCovar, observed, prob):</text:p>
      <text:p text:style-name="P1"><text:s text:c="4"/>score = float(mean.T*inv(pooledCovar)*observed - 0.5*mean.T*inv(pooledCovar)*mean + \</text:p>
      <text:p text:style-name="P1"><text:s text:c="4"/>math.log(prob))</text:p>
      <text:p text:style-name="P1"><text:s text:c="4"/>return score</text:p>
      <text:p text:style-name="P1"/>
      <text:p text:style-name="P1">class dataPt:</text:p>
      <text:p text:style-name="P1"><text:s text:c="4"/>def __init__(self, data, label):</text:p>
      <text:p text:style-name="P1"><text:s text:c="8"/>self.data = data</text:p>
      <text:p text:style-name="P1"><text:s text:c="8"/>self.label = label</text:p>
      <text:p text:style-name="P1"/>
      <text:p text:style-name="P1">data = []</text:p>
      <text:p text:style-name="P1">dataDim = 4</text:p>
      <text:p text:style-name="P1">sampleSize = 50</text:p>
      <text:p text:style-name="P1">group = 3</text:p>
      <text:p text:style-name="P1">prob1 = prob2 = prob3 = 1.0/3.0</text:p>
      <text:p text:style-name="P1">observed = np.array([[3.5], [1.75]]) </text:p>
      <text:p text:style-name="P1"/>
      <text:p text:style-name="P1">inputDat = open('irisData', 'r')</text:p>
      <text:p text:style-name="P1">for line in inputDat:</text:p>
      <text:p text:style-name="P1"><text:s text:c="4"/>rawDat = line.strip().split(',')</text:p>
      <text:p text:style-name="P1"><text:s text:c="4"/>rawDat = map(float, rawDat[slice(1, 3)]) #last column denotes category</text:p>
      <text:p text:style-name="P1"><text:s text:c="4"/>data.append(rawDat)</text:p>
      <text:p text:style-name="P1">inputDat.close()</text:p>
      <text:p text:style-name="P1">data = np.array(data)</text:p>
      <text:p text:style-name="P1">setosa = np.insert(data[0:50, :], 2, 1, axis=1)</text:p>
      <text:p text:style-name="P1">versicolor = np.insert(data[50:100, :], 2, 2, axis=1)</text:p>
      <text:p text:style-name="P1">virginica = np.insert(data[100:150, :], 2, 3, axis=1)</text:p>
      <text:p text:style-name="P1">setosaMean = (np.mean(np.matrix(setosa[:, 0:2]), 0)).T</text:p>
      <text:p text:style-name="P1">versicolorMean = (np.mean(np.matrix(versicolor[:, 0:2]), 0)).T</text:p>
      <text:p text:style-name="P1">virginicaMean = (np.mean(np.matrix(virginica[:, 0:2]), 0)).T</text:p>
      <text:p text:style-name="P1"/>
      <text:p text:style-name="P1">setosaCovar = np.cov(setosa[:, 0:2].T)</text:p>
      <text:p text:style-name="P1">versicolorCovar <text:s/>= np.cov(versicolor[:,0:2].T)</text:p>
      <text:p text:style-name="P1">virginicaCovar = np.cov(virginica[:, 0:2].T)</text:p>
      <text:p text:style-name="P1"><text:soft-page-break/>pooledCovar = 1.0/(group*sampleSize - group) * ((sampleSize-1)*setosaCovar + \</text:p>
      <text:p text:style-name="P1"><text:s text:c="8"/>(sampleSize-1)*versicolorCovar + (sampleSize-1)*virginicaCovar) </text:p>
      <text:p text:style-name="P1"/>
      <text:p text:style-name="P1">d1 = discriminantScore(setosaMean, pooledCovar, observed, prob1)</text:p>
      <text:p text:style-name="P1">d2 = discriminantScore(versicolorMean, pooledCovar, observed, prob2)</text:p>
      <text:p text:style-name="P1">d3 = discriminantScore(virginicaMean, pooledCovar, observed, prob3)</text:p>
      <text:p text:style-name="P1">print d1, d2, d3</text:p>
      <text:p text:style-name="P1">print classify(d1, d2, d3)</text:p>
      <text:p text:style-name="P1">totalMisclassified = 0</text:p>
      <text:p text:style-name="P1">for i in range(sampleSize):</text:p>
      <text:p text:style-name="P1"><text:s text:c="4"/>d1 = discriminantScore(setosaMean, pooledCovar, np.matrix(setosa[i, 0:2]).T, prob1)</text:p>
      <text:p text:style-name="P1"><text:s text:c="4"/>d2 = discriminantScore(versicolorMean, pooledCovar, np.matrix(setosa[i, 0:2]).T, prob1)</text:p>
      <text:p text:style-name="P1"><text:s text:c="4"/>d3 = discriminantScore(virginicaMean, pooledCovar, np.matrix(setosa[i, 0:2]).T, prob1)</text:p>
      <text:p text:style-name="P1"><text:s text:c="4"/>totalMisclassified = totalMisclassified + (classify(d1, d2, d3) != 1)</text:p>
      <text:p text:style-name="P1"/>
      <text:p text:style-name="P1"/>
      <text:p text:style-name="P1">for i in range(sampleSize):</text:p>
      <text:p text:style-name="P1"><text:s text:c="4"/>d1 = discriminantScore(setosaMean, pooledCovar, np.matrix(versicolor[i, 0:2]).transpose(), prob2)</text:p>
      <text:p text:style-name="P1"><text:s text:c="4"/>d2 = discriminantScore(versicolorMean, pooledCovar, np.matrix(versicolor[i, 0:2]).transpose(), prob2)</text:p>
      <text:p text:style-name="P1"><text:s text:c="4"/>d3 = discriminantScore(virginicaMean, pooledCovar, np.matrix(versicolor[i, 0:2]).transpose(), prob2)</text:p>
      <text:p text:style-name="P1"><text:s text:c="4"/>totalMisclassified = totalMisclassified + (classify(d1, d2, d3) != 2)</text:p>
      <text:p text:style-name="P1"/>
      <text:p text:style-name="P1">for i in range(sampleSize):</text:p>
      <text:p text:style-name="P1"><text:s text:c="4"/>d1 = discriminantScore(setosaMean, pooledCovar, np.matrix(virginica[i, 0:2]).transpose(), prob3)</text:p>
      <text:p text:style-name="P1"><text:s text:c="4"/>d2 = discriminantScore(versicolorMean, pooledCovar, np.matrix(virginica[i, 0:2]).transpose(), prob3)</text:p>
      <text:p text:style-name="P1"><text:s text:c="4"/>d3 = discriminantScore(virginicaMean, pooledCovar, np.matrix(virginica[i, 0:2]).transpose(), prob3)</text:p>
      <text:p text:style-name="P1"><text:s text:c="4"/>totalMisclassified = totalMisclassified + (classify(d1, d2, d3) != 3)</text:p>
      <text:p text:style-name="P1"/>
      <text:p text:style-name="P1">aper = totalMisclassified / float(group*sampleSize)</text:p>
      <text:p text:style-name="P1">print aper</text:p>
      <text:p text:style-name="P1">data = np.concatenate((setosa, versicolor, virginica), axis = 0)</text:p>
      <text:p text:style-name="P1">rep = 100</text:p>
      <text:p text:style-name="P1">fold = group*sampleSize/10</text:p>
      <text:p text:style-name="P1">totalMisclassified = 0</text:p>
      <text:p text:style-name="P1">for i in range(rep):</text:p>
      <text:p text:style-name="P1"><text:s text:c="4"/>indices = range(group*sampleSize)</text:p>
      <text:p text:style-name="P1"><text:s text:c="4"/>shuffle(indices)</text:p>
      <text:p text:style-name="P1"><text:s text:c="4"/>for j in range(fold):</text:p>
      <text:p text:style-name="P1"># <text:s text:c="7"/>print list(set(range(50))-set(indices[j*10:(j+1)*10]))</text:p>
      <text:p text:style-name="P1"><text:s text:c="8"/>setosa = data[list(set(range(50))-set(indices[j*10:(j+1)*10])), :]</text:p>
      <text:p text:style-name="P1"><text:s text:c="8"/>size1 = len(setosa)</text:p>
      <text:p text:style-name="P1"><text:s text:c="8"/>versicolor = data[list(set(range(50, 100))-set(indices[j*10:(j+1)*10])), :]</text:p>
      <text:p text:style-name="P1"><text:s text:c="8"/>size2 = len(versicolor)</text:p>
      <text:p text:style-name="P1"><text:s text:c="8"/>virginica = data[list(set(range(100, 150))-set(indices[j*10:(j+1)*10])), :]</text:p>
      <text:p text:style-name="P1"><text:s text:c="8"/>size3 = len(virginica)</text:p>
      <text:p text:style-name="P1"><text:s text:c="8"/>setosaMean = (np.mean(np.matrix(setosa[:, 0:2]), 0)).T</text:p>
      <text:p text:style-name="P1"><text:soft-page-break/><text:s text:c="8"/>versicolorMean = (np.mean(np.matrix(versicolor[:, 0:2]), 0)).T</text:p>
      <text:p text:style-name="P1"><text:s text:c="8"/>virginicaMean = (np.mean(np.matrix(virginica[:, 0:2]), 0)).T</text:p>
      <text:p text:style-name="P1"><text:s text:c="8"/>setosaCovar = np.cov(setosa[:, 0:2].T)</text:p>
      <text:p text:style-name="P1"><text:s text:c="8"/>versicolorCovar <text:s/>= np.cov(versicolor[:,0:2].T)</text:p>
      <text:p text:style-name="P1"><text:s text:c="8"/>virginicaCovar = np.cov(virginica[:, 0:2].T)</text:p>
      <text:p text:style-name="P1"><text:s text:c="8"/>pooledCovar = 1.0/(size1+size2+size3-group) * ((size1-1)*setosaCovar + \</text:p>
      <text:p text:style-name="P1"><text:s text:c="16"/>(size2-1)*versicolorCovar + (size3-1)*virginicaCovar) </text:p>
      <text:p text:style-name="P1"><text:s text:c="8"/>for i in range(10):</text:p>
      <text:p text:style-name="P1"><text:s text:c="12"/>d1 = discriminantScore(setosaMean, pooledCovar, np.matrix(data[indices[j*10+i], 0:2]).T, prob1)</text:p>
      <text:p text:style-name="P1"><text:s text:c="12"/>d2 = discriminantScore(versicolorMean, pooledCovar, np.matrix(data[indices[j*10+i], 0:2]).T, prob1)</text:p>
      <text:p text:style-name="P1"><text:s text:c="12"/>d3 = discriminantScore(virginicaMean, pooledCovar, np.matrix(data[indices[j*10+i], 0:2]).T, prob1)</text:p>
      <text:p text:style-name="P1"><text:s text:c="12"/>totalMisclassified = totalMisclassified + (classify(d1, d2, d3) !=</text:p>
      <text:p text:style-name="P1"><text:s text:c="20"/>data[indices[j*10+i], 2])</text:p>
      <text:p text:style-name="P1"><text:s text:c="20"/></text:p>
      <text:p text:style-name="P1">errorRate = totalMisclassified/float(group*sampleSize*rep)</text:p>
      <text:p text:style-name="P1">print errorRate</text:p>
      <text:p text:style-name="P1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2:59:36.230798133</meta:creation-date>
    <dc:date>2018-06-25T12:59:46.748893701</dc:date>
    <meta:editing-duration>PT11S</meta:editing-duration>
    <meta:editing-cycles>1</meta:editing-cycles>
    <meta:document-statistic meta:table-count="0" meta:image-count="0" meta:object-count="0" meta:page-count="3" meta:paragraph-count="101" meta:word-count="446" meta:character-count="4680" meta:non-whitespace-character-count="3941"/>
    <meta:generator>LibreOffice/5.1.6.2$Linux_X86_64 LibreOffice_project/10m0$Build-2</meta:generator>
  </office:meta>
</office:document-meta>
</file>